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margin-left="0cm" fo:margin-right="0cm" fo:text-align="justify" style:justify-single-word="false" fo:text-indent="0cm" style:auto-text-indent="false" style:page-number="1"/>
      <style:text-properties fo:color="#000000" style:font-name="Liberation Serif" fo:font-size="12pt" fo:font-weight="bold" officeooo:rsid="001bc7c9" officeooo:paragraph-rsid="001bc7c9" fo:background-color="#ffffff" style:font-size-asian="12pt" style:font-weight-asian="bold" style:font-size-complex="12pt" style:font-weight-complex="bold"/>
    </style:style>
    <style:style style:name="P2" style:family="paragraph" style:parent-style-name="normal">
      <style:paragraph-properties fo:margin-left="0cm" fo:margin-right="0cm" fo:text-align="justify" style:justify-single-word="false" fo:text-indent="0cm" style:auto-text-indent="false"/>
      <style:text-properties fo:color="#000000" style:font-name="Liberation Serif" fo:font-size="12pt" officeooo:rsid="001af5df" officeooo:paragraph-rsid="001af5df" fo:background-color="#ffffff" style:font-size-asian="12pt" style:font-size-complex="12pt"/>
    </style:style>
    <style:style style:name="P3" style:family="paragraph" style:parent-style-name="normal">
      <style:paragraph-properties fo:margin-left="0cm" fo:margin-right="0cm" fo:text-align="justify" style:justify-single-word="false" fo:text-indent="0cm" style:auto-text-indent="false"/>
      <style:text-properties fo:color="#000000" style:font-name="Liberation Serif" fo:font-size="12pt" fo:background-color="#ffffff" style:font-size-asian="12pt" style:font-size-complex="12pt"/>
    </style:style>
    <style:style style:name="P4" style:family="paragraph" style:parent-style-name="normal">
      <style:paragraph-properties fo:margin-left="0cm" fo:margin-right="0cm" fo:text-align="justify" style:justify-single-word="false" fo:text-indent="0cm" style:auto-text-indent="false"/>
      <style:text-properties fo:color="#000000" style:font-name="Liberation Serif" fo:font-size="12pt" officeooo:paragraph-rsid="001fede9" fo:background-color="#ffffff" style:font-size-asian="12pt" style:font-size-complex="12pt"/>
    </style:style>
    <style:style style:name="P5" style:family="paragraph" style:parent-style-name="normal">
      <style:paragraph-properties fo:margin-left="0cm" fo:margin-right="0cm" fo:text-align="justify" style:justify-single-word="false" fo:text-indent="0cm" style:auto-text-indent="false"/>
      <style:text-properties style:font-name="Liberation Serif" fo:font-size="12pt" style:font-size-asian="12pt" style:font-size-complex="12pt"/>
    </style:style>
    <style:style style:name="P6" style:family="paragraph" style:parent-style-name="normal">
      <style:paragraph-properties fo:margin-left="0cm" fo:margin-right="0cm" fo:text-align="justify" style:justify-single-word="false" fo:text-indent="0cm" style:auto-text-indent="false"/>
      <style:text-properties style:font-name="Liberation Serif" fo:font-size="12pt" officeooo:paragraph-rsid="001c69a5" style:font-size-asian="12pt" style:font-size-complex="12pt"/>
    </style:style>
    <style:style style:name="P7" style:family="paragraph" style:parent-style-name="normal">
      <style:paragraph-properties fo:margin-left="0cm" fo:margin-right="0cm" fo:text-align="justify" style:justify-single-word="false" fo:text-indent="0cm" style:auto-text-indent="false"/>
      <style:text-properties style:font-name="Liberation Serif" fo:font-size="12pt" officeooo:paragraph-rsid="001fede9" style:font-size-asian="12pt" style:font-size-complex="12pt"/>
    </style:style>
    <style:style style:name="P8" style:family="paragraph" style:parent-style-name="normal">
      <style:paragraph-properties fo:margin-left="0cm" fo:margin-right="0cm" fo:text-align="justify" style:justify-single-word="false" fo:text-indent="0cm" style:auto-text-indent="false"/>
      <style:text-properties style:font-name="Liberation Serif" fo:font-size="12pt" officeooo:paragraph-rsid="00208510" style:font-size-asian="12pt" style:font-size-complex="12pt"/>
    </style:style>
    <style:style style:name="P9" style:family="paragraph" style:parent-style-name="normal">
      <style:paragraph-properties fo:margin-left="0cm" fo:margin-right="0cm" fo:text-align="justify" style:justify-single-word="false" fo:text-indent="0cm" style:auto-text-indent="false"/>
      <style:text-properties style:font-name="Liberation Serif" fo:font-size="12pt" officeooo:paragraph-rsid="0021f9d2" style:font-size-asian="12pt" style:font-size-complex="12pt"/>
    </style:style>
    <style:style style:name="P10" style:family="paragraph" style:parent-style-name="normal" style:master-page-name="Converted6">
      <style:paragraph-properties fo:text-align="justify" style:justify-single-word="false" style:page-number="auto"/>
    </style:style>
    <style:style style:name="P11" style:family="paragraph" style:parent-style-name="normal">
      <style:paragraph-properties fo:margin-left="0cm" fo:margin-right="0cm" fo:text-align="justify" style:justify-single-word="false" fo:text-indent="0.501cm" style:auto-text-indent="false"/>
      <style:text-properties fo:color="#000000" style:font-name="Liberation Serif" fo:font-size="12pt" fo:background-color="#ffffff" style:font-size-asian="12pt" style:font-size-complex="12pt"/>
    </style:style>
    <style:style style:name="P12" style:family="paragraph" style:parent-style-name="normal">
      <style:paragraph-properties fo:margin-left="0cm" fo:margin-right="0cm" fo:text-align="justify" style:justify-single-word="false" fo:text-indent="0.501cm" style:auto-text-indent="false"/>
      <style:text-properties fo:color="#000000" style:font-name="Liberation Serif" fo:font-size="12pt" style:font-size-asian="12pt" style:font-size-complex="12pt"/>
    </style:style>
    <style:style style:name="P13" style:family="paragraph" style:parent-style-name="normal">
      <style:paragraph-properties fo:margin-left="0cm" fo:margin-right="0cm" fo:text-align="justify" style:justify-single-word="false" fo:text-indent="0.501cm" style:auto-text-indent="false"/>
      <style:text-properties style:font-name="Liberation Serif" fo:font-size="12pt" style:font-size-asian="12pt" style:font-size-complex="12pt"/>
    </style:style>
    <style:style style:name="P14" style:family="paragraph" style:parent-style-name="normal">
      <style:paragraph-properties fo:text-align="justify" style:justify-single-word="false"/>
      <style:text-properties fo:color="#000000" style:font-name="Liberation Serif" fo:font-size="12pt" style:font-size-asian="12pt" style:font-size-complex="12pt"/>
    </style:style>
    <style:style style:name="P15" style:family="paragraph" style:parent-style-name="normal">
      <style:paragraph-properties fo:text-align="justify" style:justify-single-word="false"/>
      <style:text-properties style:font-name="Liberation Serif" fo:font-size="12pt" style:font-size-asian="12pt" style:font-size-complex="12pt"/>
    </style:style>
    <style:style style:name="P16" style:family="paragraph" style:parent-style-name="normal">
      <style:paragraph-properties fo:margin-left="2.501cm" fo:margin-right="0cm" fo:text-align="justify" style:justify-single-word="false" fo:text-indent="-2.501cm" style:auto-text-indent="false"/>
      <style:text-properties style:font-name="Liberation Serif" fo:font-size="12pt" style:font-size-asian="12pt" style:font-size-complex="12pt"/>
    </style:style>
    <style:style style:name="P17" style:family="paragraph" style:parent-style-name="normal">
      <style:paragraph-properties fo:margin-left="2.501cm" fo:margin-right="0cm" fo:text-align="justify" style:justify-single-word="false" fo:text-indent="-2.501cm" style:auto-text-indent="false"/>
      <style:text-properties style:font-name="Liberation Serif" fo:font-size="12pt" officeooo:paragraph-rsid="001ac6e2" style:font-size-asian="12pt" style:font-size-complex="12pt"/>
    </style:style>
    <style:style style:name="P18" style:family="paragraph" style:parent-style-name="footnote_20_text" style:master-page-name="Converted2">
      <style:paragraph-properties style:page-number="auto"/>
    </style:style>
    <style:style style:name="P19" style:family="paragraph" style:parent-style-name="footnote_20_text" style:master-page-name="Converted4">
      <style:paragraph-properties style:page-number="auto"/>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style:font-style-asian="italic" style:font-style-complex="italic"/>
    </style:style>
    <style:style style:name="T4" style:family="text">
      <style:text-properties fo:color="#000000" fo:font-style="italic" fo:font-weight="bold" style:font-style-asian="italic" style:font-weight-asian="bold"/>
    </style:style>
    <style:style style:name="T5" style:family="text">
      <style:text-properties fo:color="#000000" fo:font-style="italic" fo:background-color="#ffffff" loext:char-shading-value="0" style:font-style-asian="italic"/>
    </style:style>
    <style:style style:name="T6" style:family="text">
      <style:text-properties fo:color="#000000" fo:font-style="italic" officeooo:rsid="001c69a5" fo:background-color="#ffffff" loext:char-shading-value="0" style:font-style-asian="italic"/>
    </style:style>
    <style:style style:name="T7" style:family="text">
      <style:text-properties fo:color="#000000" style:font-name="Times New Roman" fo:font-size="10pt" style:font-size-asian="10pt" style:font-name-complex="Times New Roman1" style:font-size-complex="10pt"/>
    </style:style>
    <style:style style:name="T8" style:family="text">
      <style:text-properties fo:color="#000000" fo:font-size="10pt" style:font-size-asian="10pt" style:font-size-complex="10pt"/>
    </style:style>
    <style:style style:name="T9" style:family="text">
      <style:text-properties fo:color="#000000" fo:font-size="10pt" fo:font-style="italic" style:font-size-asian="10pt" style:font-style-asian="italic" style:font-size-complex="10pt"/>
    </style:style>
    <style:style style:name="T10" style:family="text">
      <style:text-properties fo:color="#000000" style:font-name-complex="Times New Roman1"/>
    </style:style>
    <style:style style:name="T11" style:family="text">
      <style:text-properties fo:color="#000000" officeooo:rsid="001986dc"/>
    </style:style>
    <style:style style:name="T12" style:family="text">
      <style:text-properties fo:color="#000000" officeooo:rsid="001ac6e2"/>
    </style:style>
    <style:style style:name="T13" style:family="text">
      <style:text-properties fo:color="#000000" fo:background-color="#ffffff" loext:char-shading-value="0"/>
    </style:style>
    <style:style style:name="T14" style:family="text">
      <style:text-properties fo:color="#000000" officeooo:rsid="001ac6e2" fo:background-color="#ffffff" loext:char-shading-value="0"/>
    </style:style>
    <style:style style:name="T15" style:family="text">
      <style:text-properties fo:color="#000000" fo:background-color="#ffffff" loext:char-shading-value="0" style:font-name-complex="Times New Roman1"/>
    </style:style>
    <style:style style:name="T16" style:family="text">
      <style:text-properties fo:color="#000000" officeooo:rsid="001c69a5" fo:background-color="#ffffff" loext:char-shading-value="0"/>
    </style:style>
    <style:style style:name="T17" style:family="text">
      <style:text-properties fo:color="#000000" officeooo:rsid="001e64c0" fo:background-color="#ffffff" loext:char-shading-value="0"/>
    </style:style>
    <style:style style:name="T18" style:family="text">
      <style:text-properties fo:color="#000000" officeooo:rsid="001fede9" fo:background-color="#ffffff" loext:char-shading-value="0"/>
    </style:style>
    <style:style style:name="T19" style:family="text">
      <style:text-properties fo:color="#000000" officeooo:rsid="0021f9d2" fo:background-color="#ffffff" loext:char-shading-value="0"/>
    </style:style>
    <style:style style:name="T20" style:family="text">
      <style:text-properties fo:color="#000000" officeooo:rsid="0023a26c" fo:background-color="#ffffff" loext:char-shading-value="0"/>
    </style:style>
    <style:style style:name="T21" style:family="text">
      <style:text-properties fo:color="#000000" officeooo:rsid="0024a578" fo:background-color="#ffffff" loext:char-shading-value="0"/>
    </style:style>
    <style:style style:name="T22" style:family="text">
      <style:text-properties fo:color="#000000" officeooo:rsid="00142bf0"/>
    </style:style>
    <style:style style:name="T23" style:family="text">
      <style:text-properties fo:color="#000000" fo:font-weight="bold" style:font-weight-asian="bold"/>
    </style:style>
    <style:style style:name="T24" style:family="text">
      <style:text-properties fo:color="#000000" officeooo:rsid="00168626"/>
    </style:style>
    <style:style style:name="T25" style:family="text">
      <style:text-properties fo:color="#000000" officeooo:rsid="001c69a5"/>
    </style:style>
    <style:style style:name="T26" style:family="text">
      <style:text-properties fo:color="#000000" officeooo:rsid="001e64c0"/>
    </style:style>
    <style:style style:name="T27" style:family="text">
      <style:text-properties fo:color="#000000" officeooo:rsid="001fede9"/>
    </style:style>
    <style:style style:name="T28" style:family="text">
      <style:text-properties fo:color="#000000" officeooo:rsid="0021f9d2"/>
    </style:style>
    <style:style style:name="T29" style:family="text">
      <style:text-properties fo:color="#000000" officeooo:rsid="0023a26c"/>
    </style:style>
    <style:style style:name="T30" style:family="text">
      <style:text-properties fo:color="#000000" officeooo:rsid="002400c8"/>
    </style:style>
    <style:style style:name="T31" style:family="text">
      <style:text-properties fo:color="#000000" officeooo:rsid="00243fec"/>
    </style:style>
    <style:style style:name="T32" style:family="text">
      <style:text-properties fo:color="#000000" officeooo:rsid="0024a578"/>
    </style:style>
    <style:style style:name="T33" style:family="text">
      <style:text-properties fo:background-color="#ffffff" loext:char-shading-value="0"/>
    </style:style>
    <style:style style:name="T34" style:family="text">
      <style:text-properties officeooo:rsid="001ac6e2" fo:background-color="#ffffff" loext:char-shading-value="0"/>
    </style:style>
    <style:style style:name="T35" style:family="text">
      <style:text-properties officeooo:rsid="0023a26c" fo:background-color="#ffffff" loext:char-shading-value="0"/>
    </style:style>
    <style:style style:name="T36" style:family="text">
      <style:text-properties fo:font-style="italic" fo:background-color="#ffffff" loext:char-shading-value="0" style:font-style-asian="italic"/>
    </style:style>
    <style:style style:name="T37" style:family="text">
      <style:text-properties fo:font-style="italic" style:font-style-asian="italic" style:font-style-complex="italic"/>
    </style:style>
    <style:style style:name="T38" style:family="text">
      <style:text-properties fo:font-weight="bold" fo:background-color="#ffffff" loext:char-shading-value="0" style:font-weight-asian="bold"/>
    </style:style>
    <style:style style:name="T39" style:family="text">
      <style:text-properties officeooo:rsid="001af5df"/>
    </style:style>
    <style:style style:name="T40" style:family="text">
      <style:text-properties officeooo:rsid="001bc7c9"/>
    </style:style>
    <style:style style:name="T41" style:family="text">
      <style:text-properties officeooo:rsid="001c69a5"/>
    </style:style>
    <style:style style:name="T42" style:family="text">
      <style:text-properties officeooo:rsid="001fed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monimy – wprowadzenie do <text:span text:style-name="T37">Firm</text:span>.</text:p>
      <text:p text:style-name="P2">Paweł Swoboda </text:p>
      <text:p text:style-name="P11"/>
      <text:p text:style-name="P4">Nazwy firm to jedna z najbogatszych i najbardziej dynamicznych kategorii nazw własnych. Codziennie powstają nowe <text:span text:style-name="T41">przedsiębiorstwa</text:span>, których założyciele <text:span text:style-name="T39">prawnie zobligowani są nadawać im nazwy. Jest to jedna z pierwszych czynności przy zakładaniu przedsiębiorstwa, mająca istotne znaczenie dla powodzenia przedsięwzięcia. Niektórzy zakładanie firmy zaczynają wręcz od wymyślenia jej nazwy. Czy to </text:span>z <text:span text:style-name="T39">potrzeby</text:span> wyróżnienia swojego <text:span text:style-name="T40">biznesu czy też</text:span> <text:span text:style-name="T42">potrzeby prawnego </text:span>zastrzeżenia nazwy, <text:span text:style-name="T39">właściciele chcą </text:span>nazwać swoją firmę inaczej niż inni, w związku z czym występuje relatywnie niewiele powtarzających się nazw, za to bardzo wiele unikatowych. Jest to zjawisko odwrotne niż w przypadku nadawania imion dzieciom (które też rodzą się codziennie) <text:span text:style-name="T41">–</text:span> tutaj większość jednostek otrzymuje imiona w obrębie kanonu, mimo iż repertuar imienniczy jest bardzo szeroki. Przykładowo spośród 2,5 miliona osób płci żeńskiej urodzonych w latach 1990<text:span text:style-name="T42">–</text:span>2000 ponad połowa otrzymała jedno z 15 najczęstszych imion (a ogółem nadano ich ponad 5 tysięcy). W przypadku firmonimów proporcje te <text:span text:style-name="T42">są</text:span> kompletnie odmienne.</text:p>
      <text:p text:style-name="P7"><text:span text:style-name="T13">Badaniem nazw własnych, w tym nazw firm, zajmuje się interdyscyplinarna dziedzina nauki, jaką jest onomastyka, choć pewnie wielu sądzi, że to domena namingu, </text:span><text:span text:style-name="T18">tak bowiem </text:span><text:span text:style-name="T13">proces nazywania firm, usług czy produktów nazywają macherzy od marketingu. Jedną z immanentych cech onomastów </text:span><text:span text:style-name="T16">–</text:span><text:span text:style-name="T13"> językoznawców (w polskich warunkach) zajmujących się badaniem nazw własnych (onimów, propriów) </text:span><text:span text:style-name="T16">–</text:span><text:span text:style-name="T13"> jest ich </text:span><text:span text:style-name="T16">skłonność </text:span><text:span text:style-name="T13">do </text:span><text:span text:style-name="T18">długich </text:span><text:span text:style-name="T13">rozważań nad kwestiami terminologicznymi dotyczącymi poszczególnych klas onimów. W publikacjach lub podczas konferencji naukowych poświęconych temu zagadnieniu, potrafią oni w nieskończoność szatkować materię językową </text:span><text:span text:style-name="T16">i zastanawiać </text:span><text:span text:style-name="T13">się, </text:span><text:span text:style-name="T18">jak </text:span><text:span text:style-name="T13">zaklasyfikować grupę nazw, którą właśnie postanowili zbadać. Nazwy firm (</text:span><text:span text:style-name="T5">firmonimy</text:span><text:span text:style-name="T13">), będące przedmiotem niniejszej publikacji, mieszczą się </text:span><text:span text:style-name="T16">w </text:span><text:span text:style-name="T13">szerszej kategorii chrematonimów. </text:span><text:span text:style-name="T5">Chrematonim</text:span><text:span text:style-name="T13"> to „nazwa własna obiektu materialnego lub niematerialnego, wytworzonego jako efekt kulturowej działalności człowieka (np. nazwa produktu, usługi, firmy, organizacji, przedsięwzięcia społecznego, wytworu lub wydarzenia artystycznego itd.)”. Nazwa tej kategorii onimicznej wzięła się od greckiego </text:span><text:span text:style-name="T5">chrema</text:span><text:span text:style-name="T13">, </text:span><text:span text:style-name="T5">chrematos</text:span><text:span text:style-name="T13"> </text:span><text:span text:style-name="T16">– </text:span><text:span text:style-name="T13">rzecz, przedmiot, towar. W szeroko zakrojonej dyskusji (i oczywiście prowadzonej po dziś dzień) pojawiły się oczywiście głosy, że </text:span><text:span text:style-name="T16">–</text:span><text:span text:style-name="T13"> jak to?! </text:span><text:span text:style-name="T16">–</text:span><text:span text:style-name="T13"> zgodnie z greckim źródłosłowem nazwy firm czy przedsiębiorstw tu</text:span><text:span text:style-name="T18">tak</text:span><text:span text:style-name="T13"> się nie mieszczą. Tak więc w części opracowań używa się na określenie nazw firm terminu </text:span><text:span text:style-name="T5">firmonim</text:span><text:span text:style-name="T13"> (ten z kolei jest z nieprawego łoża, bo przecież terminy powinno się tworzyć od greckich, a nie łacińskich wyrazów, ale ja go będę tu używał) lub </text:span><text:span text:style-name="T5">ergonim</text:span><text:span text:style-name="T13"> (od greckiego </text:span><text:span text:style-name="T5">ergos </text:span><text:span text:style-name="T6">– </text:span><text:span text:style-name="T13">praca). Tyle tytułem wstępu, by oddać onomastyce, co onomastyczne.</text:span></text:p>
      <text:p text:style-name="P6"><text:span text:style-name="T16">B</text:span><text:span text:style-name="T13">adanie nazw firm jako samych wytworów języka jest potwornie nudne. Dopiero w ujęciu komunikacyjnym czy socjolingwistycznym, </text:span><text:span text:style-name="T18">które uwzględnia </text:span><text:span text:style-name="T13">społeczne, polityczne, historyczne czy gospodarcze tło ich powstawania i funkcjonowania, staje się </text:span><text:span text:style-name="T18">to </text:span><text:span text:style-name="T13">nieco bardziej interesujące. Jak pisze Artur Gałkowski, autor monografii komparatystycznej poświęconej </text:span><text:soft-page-break/><text:span text:style-name="T13">polskim, włoskim i francuskim chrematonimom w fu</text:span><text:span text:style-name="T14">nk</text:span><text:span text:style-name="T13">cji kulturowo-użytkowej „</text:span><text:span text:style-name="T1">chrematonimy denotują różnorodne realia, które są wynikiem kulturowej aktywności człowieka. </text:span><text:span text:style-name="T27">[</text:span><text:span text:style-name="T1">...</text:span><text:span text:style-name="T27">]</text:span><text:span text:style-name="T1"> Społeczna oraz kulturowa funkcjonalność jest warunkiem zaistnienia chrematonimu w akcie nazewniczym, a następnie towarzyszy mu w złożonym, ale z gruntu schematycznym użyciu językowym.” (Gałkowski 2013). Za Miroslavą Knappovą przypomina, że „każdy akt onimiczny determinowany jest społeczną relewancją. Z <text:s/>uwarunkowań społecznych wynika w istocie potrzeba nazwania określonego obiektu”. Przytacza również słowa czołowego polskiego socjolingwisty </text:span><text:span text:style-name="T25">–</text:span><text:span text:style-name="T1"> Władysława Lubasia </text:span><text:span text:style-name="T25">–</text:span><text:span text:style-name="T1"> o tym że onim jest „składnikiem większej kompozycji komunikatywnej i [...] poza kontekstem socjolingwistycznym i lingwistycznym nie może w rzeczywistości funkcjonować”. </text:span><text:span text:style-name="T12">Z</text:span><text:span text:style-name="T1">a W. Van Langedonckiem </text:span><text:span text:style-name="T12">warto też dodać</text:span><text:span text:style-name="T1">, że formy onimiczne przyjmują ostatecznie właściwości społeczne referentów, do których się odnoszą.</text:span></text:p>
      <text:p text:style-name="P5"><text:span text:style-name="T25">G</text:span><text:span text:style-name="T1">ałkowski przytacza też za Roberto Monachesim </text:span><text:span text:style-name="T25">trzynaście </text:span><text:span text:style-name="T1">warunków, jakie znak towarowy powinien spełniać, aby zapewnić sukces przedsiębiorstwu. Co jak co </text:span><text:span text:style-name="T25">–</text:span><text:span text:style-name="T1"> sukces </text:span><text:span text:style-name="T25">tu </text:span><text:span text:style-name="T1">stanowi słowo klucz. </text:span><text:span text:style-name="T25">P</text:span><text:span text:style-name="T1">ierwszy po 1989 r. prywatny miesięcznik dla ludzi sukcesu nosił tytuł (a to ci) </text:span><text:span text:style-name="T2">Sukces</text:span><text:span text:style-name="T1">, </text:span><text:span text:style-name="T25">a </text:span><text:span text:style-name="T1">na </text:span><text:span text:style-name="T25">jego </text:span><text:span text:style-name="T1">czytanie przez byłą żonę zżymał się życiowy przegryw Adam Miauczyński.</text:span><text:span text:style-name="T2"> </text:span><text:span text:style-name="T1">Spośród wspomnianych warunków kilka można odnieść także do tekstu nazwy firmy: </text:span><text:span text:style-name="T25">jest to </text:span><text:span text:style-name="T1">zdolno</text:span><text:span text:style-name="T25">ś</text:span><text:span text:style-name="T1">ć pozostania w pamięci; aktualność polegająca na wprowadzeniu nowości i nieuleganiu panującym modom; bezkolizyjna lokalizacja, czyli zdolność do wyróżnienia się na tle regionalnym, narodowym lub międzynarodowym, przy jednoczesnym unikaniu nadmiernych interferencji kulturowych; przystawalność do charakteru działalności przedsiębiorstwa oraz rzeczywistości rynkowej; bycie rozpoznawalnym, oryginalnym, konkurencyjnym wobec innych; możliwość przekształcenia estetycznego lub treściowego.</text:span></text:p>
      <text:p text:style-name="P8"><text:span text:style-name="T13">Powyższe warunki mogą być spełniane (</text:span><text:span text:style-name="T1">także krzyżowo</text:span><text:span text:style-name="T13">) w ramach podstawowych funkcji nazw firmowych, mających odzwierciedlenie w strukturze i cechach semantycznych nazw, do których Marta Ułańska zalicza funkcje: identyfikacyjną, informacyjną, perswazyjną oraz lokalizującą (Ułańska, 2015). Najważniejsza i obligatoryjna jest tu funkcja identyfikacyjna, pozwalająca odbiorcy rozpoznać i wyróżnić daną firmę spośród innych, słowem </text:span><text:span text:style-name="T17">–</text:span><text:span text:style-name="T13"> nazwa jest konieczna, by przedsiębiorstwo mogło zaistnieć w przestrzeni komunikacyjnej. Informacyjność nazwy może realizować się poprzez zawarcie w jej tekście elementu deskrypcyjnego, nawiązującego bezpośrednio do profilu działalności firmy lub też </text:span><text:span text:style-name="T15">–</text:span><text:span text:style-name="T13"> w sposób bardziej zawoalowany </text:span><text:span text:style-name="T17">–</text:span><text:span text:style-name="T13"> przez zabiegi asocjacyjne (w ramach metafory lub metonimii), w wyniku których z nazwy nie wynika wprost, czym się przedsiębiorstwo zajmuje, ale ułatwia ona np. identyfikację branży. Nazwy asocjacyjne mogą pełnić też funkcję perswazyjną </text:span><text:span text:style-name="T17">–</text:span><text:span text:style-name="T13"> ich ładunek semantyczny może bowiem wykraczać poza samą informację, sugerując w jakiś sposób pozytywne wartości związane z przedsiębiorstwem. Oczywiście wartościowanie w nazwach może odbywać się też bezpośrednio, co również zaliczamy do funkcji perswazyjnej. Wydaje mi się, w kontekście wspomnianych warunków Monachesiego, że nie od rzeczy jest połączenie z funkcją perswazyjną aspektu czysto estetycznego firmonimów, o którym Ułańska nie wspomina (znamy przecież nazwy, które po prostu są „fajne”, ale nie muszą mieć żadnego związku realnoznaczeniowego z firmą). <text:s/>I w końcu funkcja lokalizująca firmonimów </text:span><text:span text:style-name="T15">–</text:span><text:span text:style-name="T13"> przejawiająca się po prostu w mniej lub bardziej </text:span><text:soft-page-break/><text:span text:style-name="T13">szczegółowym określeniu (pośrednio lub bezpośrednio) miejsca prowadzenia działalności gospodarczej w nazwie. Warto zaznaczyć, że poza czysto opisowymi firmonimami, które wprost mówią o tym, czym zajmuje się firma, zwykle odbiorca musi znać niezbędne minimum kontekstu, na podstawie którego będzie mógł dokonać dekompozycji nazwy, poznać jej motywację, zdekodować ją.</text:span></text:p>
      <text:p text:style-name="P5"><text:span text:style-name="T26">N</text:span><text:span text:style-name="T1">ie sposób w króciutkim tekście omówić i poklasyfikować wszystkich nazwy firm (zwłaszcza, że nasz onomastykon ogranicza się niestety tylko do nazw jednowyrazowych i do tego nie wszystkich) </text:span><text:span text:style-name="T10">–</text:span><text:span text:style-name="T1"> niechaj każdy gra sam w tę grę po swojemu. Możemy się jednak przyjrzeć, czy i w jaki sposób niektóre nazwy w naszym zbiorze realizują wspomniane wcześniej funkcje.</text:span></text:p>
      <text:p text:style-name="P5"><text:span text:style-name="T1">W okresie poprzedzającym transformację ustrojową, czyli w PRL-u, nazwy firm, a raczej przedsiębiorstw, w ogromnej większości państwowych (bądź przez państwo przejętych), w równie ogromnej większości miały nazwy do bólu opisowe, nawet jeśli często te opisy mniej lub bardziej elegancko kompresowano do postaci skrótowców (co do perfekcji doprowadzono w ZSRR). Kwestie estetyczne schodziły tu na dalszy plan, bo <text:s/>w gospodarce monopolistycznej firmy nieszczególnie musiały ze sobą konkurować i dbać o reklamę. Funkcję perswazyjną pełniły państwowe slogany wymalowane na ścianach zakładów. Nie trzeba bardzo wytężać umysłu, by zdekodować nazwy typu </text:span><text:span text:style-name="T2">Pafawag</text:span><text:span text:style-name="T1"> (</text:span><text:span text:style-name="T2">Państwowa Fabryka Wagonów</text:span><text:span text:style-name="T1">), </text:span><text:span text:style-name="T2">Fawag</text:span><text:span text:style-name="T1"> (</text:span><text:span text:style-name="T2">Lubelskie Fabryki Wag</text:span><text:span text:style-name="T1">), </text:span><text:span text:style-name="T11">ale</text:span><text:span text:style-name="T1"> oczywiście łatwiej je zrozumieć widząc je na pociągu lub wadze. Choć wydaje się to dziś dziwne, to zanim na </text:span><text:span text:style-name="T2">cepeenie</text:span><text:span text:style-name="T1"> kupowało się hot dogi, </text:span><text:span text:style-name="T2">pekaesem</text:span><text:span text:style-name="T1"> nazywało każdy autobus niemiejski (nawet ten z Veolii czy Arrivy), a </text:span><text:span text:style-name="T2">cepelia</text:span><text:span text:style-name="T1"> stała się starszą siostrą siary, skróty te kryły w sobie </text:span><text:span text:style-name="T2">Centralę Paliw Naftowych</text:span><text:span text:style-name="T1">, </text:span><text:span text:style-name="T2">Państwową Komunikację Samochodową </text:span><text:span text:style-name="T1">oraz </text:span><text:span text:style-name="T2">Centralę Przemysłu Ludowego i Artystycznego</text:span><text:span text:style-name="T1">. Nawet wielkoświatowy </text:span><text:span text:style-name="T2">Pewex</text:span><text:span text:style-name="T1"> był tylko </text:span><text:span text:style-name="T2">Przedsiębiorstwem Eksportu Wewnętrznego</text:span><text:span text:style-name="T1">. Długo żyłem w przekonaniu, że przynajmniej </text:span><text:span text:style-name="T2">Zelmer</text:span><text:span text:style-name="T1"> był rodzimą odpowiedzią na </text:span><text:span text:style-name="T2">Zeptera</text:span><text:span text:style-name="T1">, a to tylko </text:span><text:span text:style-name="T4">R</text:span><text:span text:style-name="T2">zeszowskie </text:span><text:span text:style-name="T4">Z</text:span><text:span text:style-name="T2">akłady </text:span><text:span text:style-name="T4">El</text:span><text:span text:style-name="T2">elktro</text:span><text:span text:style-name="T4">me</text:span><text:span text:style-name="T2">chaniczne im. Augustyna Micała</text:span><text:span text:style-name="T1">. Do wyjątków należała toruńska </text:span><text:span text:style-name="T2">Elana</text:span><text:span text:style-name="T1">, która wszak produkowała różne tekstylia, nie tylko elanę.</text:span><text:span text:style-name="T1"><text:note text:id="ftn1" text:note-class="footnote"><text:note-citation>1</text:note-citation><text:note-body><text:p text:style-name="P18">O nazwach firm w okresie PRL pisał Andrzej Lewandowski (1992).</text:p></text:note-body></text:note></text:span><text:span text:style-name="T1"> </text:span></text:p>
      <text:p text:style-name="P12"/>
      <text:p text:style-name="P9"><text:span text:style-name="T1">Można się było zatem spodziewać, że </text:span><text:span text:style-name="T13">wraz z przemianą ustrojową, poprzedzoną ustawą o działalności gospodarczej z 23 grudnia 1988 </text:span><text:span text:style-name="T19">roku</text:span><text:span text:style-name="T13"> (tzw. ustawa Wilczka) umożliwiającą zakładanie prywatnych firm, a co za tym idzie </text:span><text:span text:style-name="T19">–</text:span><text:span text:style-name="T13"> nadawanie im nazw</text:span><text:span text:style-name="T1">, nastąpi erupcja kreatywności i oryginalności w tym zakresie. W warunkach wzmożonej konkurencji z pewnością każdy przedsiębiorca powinien dążyć do spełnienia warunków prawa sukcesu, dokonując </text:span><text:span text:style-name="T28">uprzednio </text:span><text:span text:style-name="T1">aktu nominacyjnego swojego biznesu. Myśląc o polski</text:span><text:span text:style-name="T28">ej przedsiębiorczości</text:span><text:span text:style-name="T1">, mamy zwykle przed oczyma wjazd do Warszawy ul</text:span><text:span text:style-name="T28">icami</text:span><text:span text:style-name="T1"> Krakowską i Grójecką z </text:span><text:span text:style-name="T28">ich </text:span><text:span text:style-name="T1">diapazonem szyldów reklamujących absolutnie wszystko, a im bardziej obciachowo tym częściej ciśnie się nam na usta jakiś </text:span><text:span text:style-name="T2">Janexpol </text:span><text:span text:style-name="T1">(jest taki) <text:s/>albo generalnie coś z komp</text:span><text:span text:style-name="T28">o</text:span><text:span text:style-name="T1">nentami </text:span><text:span text:style-name="T2">ex/imp/pol</text:span><text:span text:style-name="T1">. Rozczaruję cię Czytelni</text:span><text:span text:style-name="T26">czko</text:span><text:span text:style-name="T1"> </text:span><text:span text:style-name="T10">–</text:span><text:span text:style-name="T1"> nie jest tak źle! Albo </text:span><text:span text:style-name="T10">– to nie jest takie złe.</text:span><text:span text:style-name="T1"> </text:span><text:span text:style-name="T28">F</text:span><text:span text:style-name="T1">ajnie cisnąć bekę z onimicznych krewnych wszystkich </text:span><text:span text:style-name="T2">Biprostali</text:span><text:span text:style-name="T1">, </text:span><text:span text:style-name="T2">Biproskórów </text:span><text:span text:style-name="T1">(biura projektowe) czy</text:span><text:span text:style-name="T2"> Jablonexu </text:span><text:span text:style-name="T1">(czeska sztuczna biżuteria z Jablonca nad Nysą), to jednak </text:span><text:soft-page-break/><text:span text:style-name="T1">rodzimi biznesmeni mieli </text:span><text:span text:style-name="T29">zwykle</text:span><text:span text:style-name="T1"> pomysł na nazwę, a nawet jeśli nie, to nie ma się co czepiać. Ale po kolei.</text:span></text:p>
      <text:p text:style-name="P5"><text:span text:style-name="T17">J</text:span><text:span text:style-name="T13">ak już </text:span><text:span text:style-name="T20">wspomniałem</text:span><text:span text:style-name="T13">, za podstawową dla nazw firm uważa się funkcję identyfikacyjną - firmonim ma za zadanie wyróżnić dane przedsiębiorstwo spośród innych. Pod tym względem większość firmonimów możemy uznać za unikatowe, biorąc pod uwagę unikatowość ciągu znaków, który je tworzy. Oczywiście w całej Polsce znajdzie się mnóstwo zakładów fryzjerskich o nazwie </text:span><text:span text:style-name="T5">Ewa </text:span><text:span text:style-name="T13">czy </text:span><text:span text:style-name="T5">Ania</text:span><text:span text:style-name="T13">, ale raczej mało prawdopodobne jest, że znajdziemy dwa zakłady o takiej samej nazwie w jednej miejscowości. Kluczowy jest tu bowiem zasięg działania firmy </text:span><text:span text:style-name="T20">–</text:span><text:span text:style-name="T13"> lokalny, regionalny, ogólnokrajowy czy globalny. W naszym zbiorze nie ma zresztą takich nazw (i niestety także wielu innych), a szkoda, bo w kontekście przemian ustrojowych i gospodarczych są one bardzo znaczące, o czym później. Ale znajdziemy w całej Polsce kilkadziesiąt firm o nazwie </text:span><text:span text:style-name="T5">Tadex </text:span><text:span text:style-name="T13">czy </text:span><text:span text:style-name="T5">Polskór</text:span><text:span text:style-name="T13">, biorąc jednak pod uwagę, że dotyczą zwykle niewielkich lokalnych interesów, to nie sądzę, by ta homonimiczność powodowała jakąkolwiek kolizję. Dążenie do unikatowości wydaje się być naturalne, a czasem (gdy na przykład jakaś firma zastrzeże swoją nazwę) natura ta jest wspierana literą prawa. </text:span></text:p>
      <text:p text:style-name="P13"><text:span text:style-name="T13">Sprawa unikatowości i oryginalności wygląda nieco inaczej, jeśli weźmiemy pod uwagę struktury nazewnicze. Modeli nazwotwórczych generalnie jest mniej niż tworzywa leksykalnego, z którego można je lepić, więc siłą rzeczy będą powtarzalne. W niniejszej pracy dysponujemy jedynie (znowu szkoda) nazwami jednowyrazowymi, co znacznie ogranicza wgląd w bogactwo strukturalne nazewnictwa firmowego, jednak pozwala na poczynienie pewnych obserwacji. Zacznijmy tu od poruszonych wcześniej nieszczęsnych </text:span><text:span text:style-name="T5">Janexpolów </text:span><text:span text:style-name="T13">i </text:span><text:span text:style-name="T5">Tadexów</text:span><text:span text:style-name="T13">. Stereotypowo postrzegamy nazwy firm, zwłaszcza tych powstałych w początkach polskiego kapitalizmu, przez pryzmat panoszących się na przełomie lat </text:span><text:span text:style-name="T20">osiemdziesiętych i dziewięćdziesiątych</text:span><text:span text:style-name="T13"> elementów -</text:span><text:span text:style-name="T5">pol</text:span><text:span text:style-name="T13">, -</text:span><text:span text:style-name="T5">im</text:span><text:span text:style-name="T13">(</text:span><text:span text:style-name="T5">p</text:span><text:span text:style-name="T13">), </text:span><text:span text:style-name="T5">-ex/eks</text:span><text:span text:style-name="T13">. Pierwotnie miały je w swoich nazwach tzw. firmy polonijne (także </text:span><text:span text:style-name="T5">-inter-</text:span><text:span text:style-name="T13">), których domeną były usługi i handel zagraniczny. Były to w PRL firmy z udziałem kapitału zagranicznego, pochodzenia polonijnego. Pierwotną funkcją tych elementów była informacja o kraju pochodzenia firmy, międzynarodowym aspekcie działalności (</text:span><text:span text:style-name="T5">-inter-</text:span><text:span text:style-name="T13">) oraz kierunku, w jakim handel był prowadzony (eksport/import). Takie wzorce nazewnicze zaczęto powielać i wkrótce w wielu przypadkach przestały mieć znaczenie informacyjne (może poza </text:span><text:span text:style-name="T5">-pol</text:span><text:span text:style-name="T13">), a zaczęły funkcjonować w kategoriach estetycznych. Dziś ta estetyka jest wyśmiewana i kojarzy się z szalonymi najntisami, ale tak samo wyśmiewane są fryzury i ciuchy, w których Ewa Wachowicz urzekła Waldemara Pawlaka, a sylwetki samochodów, które wówczas wydawały się hiperopływowe, dziś rażą kanciastością nie mniej niż Polonez Caro promowany przez tegoż Pawlaka na łamach pisma </text:span><text:span text:style-name="T5">Miliarder</text:span><text:span text:style-name="T13">. Dobra, tylko czy naprawdę polskie nazewnictwo firmowe tak wygląda? Posłużmy się prostą statystyką. W naszym słowniku nazw udział firm zakończonych na </text:span><text:span text:style-name="T5">-pol</text:span><text:span text:style-name="T33"> to 3%, na </text:span><text:span text:style-name="T36">-im</text:span><text:span text:style-name="T33"> lub </text:span><text:span text:style-name="T36">-imp</text:span><text:span text:style-name="T33"> jedynie 0,7%, zaś na </text:span><text:span text:style-name="T36">-ex/-eks </text:span><text:span text:style-name="T33">– 7,9% (należy jednak pamiętać, że znajdują się tu też nazwy na </text:span><text:span text:style-name="T36">-tex</text:span><text:span text:style-name="T33">, co implikuje działalność w branży tekstylnej, więc w jakichś 1,5% przypadków trzeba zachować ostrożność). Złożony element -</text:span><text:span text:style-name="T36">im</text:span><text:span text:style-name="T33">(</text:span><text:span text:style-name="T36">p</text:span><text:span text:style-name="T33">)-</text:span><text:span text:style-name="T36">ex</text:span><text:span text:style-name="T33">/</text:span><text:span text:style-name="T36">eks </text:span><text:span text:style-name="T33">lub </text:span><text:span text:style-name="T36">-ex/eks-im</text:span><text:span text:style-name="T33">(</text:span><text:span text:style-name="T36">p</text:span><text:span text:style-name="T33">) zawiera jedynie 0,9% nazw, a jego współwystępowanie z </text:span><text:span text:style-name="T36">-pol- </text:span><text:span text:style-name="T33">jest jeszcze rzadsze (0,3%). Można ponadto wspomnieć, że nazwy na </text:span><text:span text:style-name="T36">-ex</text:span><text:span text:style-name="T33"> miały też wpływ na szerszą dystrybucję </text:span><text:soft-page-break/><text:span text:style-name="T33">zakończenia na </text:span><text:span text:style-name="T36">-x</text:span><text:span text:style-name="T33"> (w sumie 9,2%). Czy <text:s/>3%-8% (</text:span><text:span text:style-name="T36">-pol</text:span><text:span text:style-name="T33">, </text:span><text:span text:style-name="T36">-ex/eks</text:span><text:span text:style-name="T33">) to dużo? Chyba tak, ale czy jest nad czym załamywać ręce?</text:span><text:span text:style-name="T33"><text:note text:id="ftn2" text:note-class="footnote"><text:note-citation>2</text:note-citation><text:note-body><text:p text:style-name="P19">Swoją drogą, <text:span text:style-name="T33">ciekawe, że u nas się tego praktycznie nie zauważa, natomiast znajomy z Rosji mówił mi, że u nich śmieją się, że w Polsce często firmy mają w nazwie element </text:span><text:span text:style-name="T36">Euro-</text:span><text:span text:style-name="T33"> (0,8%</text:span>).</text:p></text:note-body></text:note></text:span><text:span text:style-name="T33"> Mamy się też śmiać z Polaków i Polek mających nazwiska na </text:span><text:span text:style-name="T36">-ski</text:span><text:span text:style-name="T33">/</text:span><text:span text:style-name="T36">-ska </text:span><text:span text:style-name="T33">(czyli jakieś 30% wszystkich, zob. Skowronek, 200</text:span><text:span text:style-name="T34">1</text:span><text:span text:style-name="T33">) albo rechotać za każdym razem, </text:span><text:span text:style-name="T34">gdy </text:span><text:span text:style-name="T33">mijamy tablicę z nazwą miejscowości zakończoną na </text:span><text:span text:style-name="T36">-owo/-ów </text:span><text:span text:style-name="T33">(18% </text:span><text:span text:style-name="T34">wszystkich ojkonimów</text:span><text:span text:style-name="T33">)? Może po prostu przyjmijmy, że we współczesnej polszczyźnie nazwy firm zwykle tworzy się przy pomocy sufiksu </text:span><text:span text:style-name="T36">-ex </text:span><text:span text:style-name="T33"><text:s/>i już, a nie ciągle tylko beka i beka (śmieszniej będzie, jak Rada Języka Polskiego PAN będzie udawać, że nie ma u nas litery </text:span><text:span text:style-name="T36">x</text:span><text:span text:style-name="T33"> i zasugeruje pisownię przez </text:span><text:span text:style-name="T36">ks</text:span><text:span text:style-name="T33">). Przecież w gruncie rzeczy takie zakończenie niesie ze sobą bardzo konkretną (meta)informację - gdy słyszymy </text:span><text:span text:style-name="T36">Granitex</text:span><text:span text:style-name="T33">, to przecież automatycznie możemy założyć, że mamy do czynienia z </text:span><text:span text:style-name="T38">firmą</text:span><text:span text:style-name="T33">, która robi coś z granitu, a nie z rezerwatem przyrody nieożywionej z granitowymi głazami narzutowymi, tak samo też jako </text:span><text:span text:style-name="T38">firmę</text:span><text:span text:style-name="T33"> produkującą wyroby gumow</text:span><text:span text:style-name="T35">e</text:span><text:span text:style-name="T33"> odczytamy </text:span><text:span text:style-name="T36">Gumipol</text:span><text:span text:style-name="T33"> i nic innego, o firmie </text:span><text:span text:style-name="T36">Parasolex </text:span><text:span text:style-name="T33">nie wspominając. To naprawdę bardzo praktyczne.</text:span></text:p>
      <text:p text:style-name="P13"><text:span text:style-name="T33">Skoro o praktyczności mowa, to płynnie przejdźmy do innych częstych struktur nazewniczych, czyli nazw akronimicznych, i oddajmy głos panu Zdzisławowi Kłeczkowi z Filipowic koło Krzeszowic, założycielowi firmy świadczącej usługi grabarskie </text:span><text:span text:style-name="T36">Grobo-Kop</text:span><text:span text:style-name="T33"> (niestety, przez głupi dywiz nie znalazła się w naszym słowniku). Przez całe lata byłem przekonany, że to całkiem dowcipna intertekstualna gierka związana z RoboCopem, przez niektórych tylko obśmiewana albo krytykowana jako nielicująca z powagą śmierci. Tymczasem pan Kłeczek w wywiadzie dla bloga Dobre Imię Firmy odcina się od filmowego superbohatera i wyjaśnia: „</text:span>To nazwa, która przyszła mi do głowy w urzędzie podczas rejestracji działalności. Oferujemy usługi typowo grabarskie: kopiemy groby, robimy ekshumacje – stąd właśnie Grobo-Kop.” Jak się okazuje <text:span text:style-name="T1">nazwa ta dopiero wtórnie zyskała </text:span><text:span text:style-name="T12">kulturową </text:span><text:span text:style-name="T1">konotację i wzbudziła zainteresowanie ludzi. Na pytanie o to, czy oryginalna nazwa firmy pomaga w biznesie, pan Kłeczek, dalej nie dopatrując się oryginalności w skojarzeniu z robotem gliniarzem (w polskiej wersji Supergliną), odpowiada: „Myślę, że tak. Taka nazwa wpada w ucho, każdemu od razu z czymś się kojarzy. Jest zrozumiała dla klientów – nigdy nie spotkałem się z pytaniem «Czym się zajmujemy?»” (http://dobreimiefirmy.pl/grobokop-fajna-nazwa-dla-firmy-uslugowej/).</text:span></text:p>
      <text:p text:style-name="P11">Zapewne spece od brandingu i namingu skrytykowaliby pana Zdzisława za lekceważenie arcyistotnej roli firmonimu i wymyślanie nazwy na kolanie tuż przed rejestracją firmy. Ale skoro ta nazwa to pierwsze co w mgnieniu oka przyszło mu do głowy, by zgrabnie zakodować profil swojej działalności, to zapewne potencjalni klienci równie szybko ją zdekodują. Rynek usług pogrzebowych to nie szkoła umarłych poetów. </text:p>
      <text:p text:style-name="P13"><text:span text:style-name="T13"><text:s/>Takich nazw jak wspomniany </text:span><text:span text:style-name="T5">Grobo-Kop </text:span><text:span text:style-name="T13">jest rzeczywiście sporo i patrząc na nie, możemy odnieść wrażenie, że mamy do czynienia z kontynuacją bądź nieuświadomioną imitacją modeli nazewniczych z poprzedniej epoki. </text:span><text:span text:style-name="T2">Budinwest</text:span><text:span text:style-name="T1">, </text:span><text:span text:style-name="T5">Ciepłogaz</text:span><text:span text:style-name="T13">, </text:span><text:span text:style-name="T5">Meblohurt</text:span><text:span text:style-name="T13">,</text:span><text:span text:style-name="T5"> Techrol</text:span><text:span text:style-name="T13">, </text:span><text:span text:style-name="T5">Złomstal</text:span><text:span text:style-name="T13">, </text:span><text:span text:style-name="T5">Hydrosprzęt</text:span><text:span text:style-name="T13"> – i wszyscy wiedzą o co chodzi. </text:span><text:span text:style-name="T5">Krakmięs</text:span><text:span text:style-name="T13">, </text:span><text:span text:style-name="T5">Mięstar</text:span><text:span text:style-name="T13">, </text:span><text:span text:style-name="T5">Kalskór</text:span><text:span text:style-name="T13"> </text:span><text:span text:style-name="T15">–</text:span><text:span text:style-name="T13"> i wszyscy wiedzą, że się te mięsa robi w Krakowie i Tarnowie, a skóry po tych mięsach wyprawia w Kaliszu. Czysta informacja i lokalizacja. Co jednak odróżnia współczesne nazwy </text:span><text:soft-page-break/><text:span text:style-name="T13">od tych dawnych, to to, że dziś do tego skondensowanego realizmu dodaje się jednak bardzo często szczyptę perswazji</text:span><text:span text:style-name="T10">.</text:span><text:span text:style-name="T1"> </text:span><text:span text:style-name="T2">Dobreokna</text:span><text:span text:style-name="T1">, </text:span><text:span text:style-name="T2">Dobrobud</text:span><text:span text:style-name="T1">,</text:span><text:span text:style-name="T2"> Dobromięs</text:span><text:span text:style-name="T1">, </text:span><text:span text:style-name="T2">Goodpaint</text:span><text:span text:style-name="T1">, </text:span><text:span text:style-name="T2">Goodbuy</text:span><text:span text:style-name="T1">, </text:span><text:span text:style-name="T2">Mastermięs</text:span><text:span text:style-name="T1">,</text:span><text:span text:style-name="T2"> Eurodrut</text:span><text:span text:style-name="T1">,</text:span><text:span text:style-name="T2"> Agrobest</text:span><text:span text:style-name="T1">, </text:span><text:span text:style-name="T2">Oknobest</text:span><text:span text:style-name="T1">,</text:span><text:span text:style-name="T2"> Biurmax</text:span><text:span text:style-name="T1">,</text:span><text:span text:style-name="T2"> Blachmax</text:span><text:span text:style-name="T1">,</text:span><text:span text:style-name="T2"> Chłodmax</text:span><text:span text:style-name="T1">,</text:span><text:span text:style-name="T2"> Autometallux</text:span><text:span text:style-name="T1">,</text:span><text:span text:style-name="T2"> Balkonlux</text:span><text:span text:style-name="T1">,</text:span><text:span text:style-name="T2"> Panelux</text:span><text:span text:style-name="T1">,</text:span><text:span text:style-name="T2"> Klimstar</text:span><text:span text:style-name="T1"> – zasadniczo wiemy czym się zajmują te firmy, ale wiemy też, że robią to dobrze i (o ile znamy angielski) po mistrzowsku, najlepiej, luksusowo, na maksa, jak w Europie, gwieździście jak na jej sztandarze. Nazwy te zawierają elementy wartościujące, implikujące pozytywne cechy danych przedsiębiorstw.</text:span><text:span text:style-name="T1"><text:note text:id="ftn3" text:note-class="footnote"><text:note-citation>3</text:note-citation><text:note-body><text:p text:style-name="P10"><text:span text:style-name="T8">Na marginesie warto przypatrzeć się zagadnieniu stopniowania przymiotników w nazwach </text:span><text:span text:style-name="T7">–</text:span><text:span text:style-name="T8"> przymiotnik </text:span><text:span text:style-name="T9">dobry</text:span><text:span text:style-name="T8"> jest częściej wykorzystywany niż jego angielski odpowiednik </text:span><text:span text:style-name="T9">good</text:span><text:span text:style-name="T8"> (18:11), jednak już w stopniu najwyższym jest to wyłącznie angielskie </text:span><text:span text:style-name="T9">best, </text:span><text:span text:style-name="T8">nie znajdziemy natomiast choćby polskiego </text:span><text:span text:style-name="T9">naj</text:span><text:span text:style-name="T8">. Stopień wyższy od przymiotnika dobry w ogóle nie występuje.</text:span></text:p><text:p text:style-name="footnote_20_text"/></text:note-body></text:note></text:span></text:p>
      <text:p text:style-name="P13"><text:span text:style-name="T1">Nazwy w formie akronimów to jednak nie tylko sucha informacja podlana czasem jakimś miłym epitetem, jak w powyższych przykładach. Dochodzimy tu bowiem do czegoś, co zdecydowanie najbardziej odróżnia współczesne nazwy od PRL-owskich poprzedniczek. Mowa tu o nazwach, w których skupiono się na osobach właścicieli, co jest jednoznaczne z prze</text:span><text:span text:style-name="T22">sunięciem</text:span><text:span text:style-name="T1"> akcentów na „prywatność” przedsięwzięcia </text:span><text:span text:style-name="T30">–</text:span><text:span text:style-name="T1"> sam związek firmy z osobą właściciela lub właścicieli stanowi esencję nazwy. Obok licznych nazw typu </text:span><text:span text:style-name="T2">Autoryzowany Serwis Ogumienia. Kowalski Roman</text:span><text:span text:style-name="T1"> czy </text:span><text:span text:style-name="T2">Sklep z Galanterią Skórzaną. Gągol Marek</text:span><text:span text:style-name="T1"> mamy do czynienia z onimami będącymi skrót</text:span><text:span text:style-name="T12">owc</text:span><text:span text:style-name="T1">ami od imion (i/lub nazwisk) właścicieli, np. </text:span><text:span text:style-name="T2">Alimar</text:span><text:span text:style-name="T1"> (</text:span><text:span text:style-name="T23">Ali</text:span><text:span text:style-name="T1">na i </text:span><text:span text:style-name="T23">Mar</text:span><text:span text:style-name="T1">iusz), </text:span><text:span text:style-name="T2">Celjar</text:span><text:span text:style-name="T1"> (</text:span><text:span text:style-name="T23">Cel</text:span><text:span text:style-name="T1">ina i </text:span><text:span text:style-name="T23">Jar</text:span><text:span text:style-name="T1">osław), </text:span><text:span text:style-name="T2">Aniadam </text:span><text:span text:style-name="T1">(no, to jasne)</text:span><text:span text:style-name="T2"> </text:span><text:span text:style-name="T1">czy </text:span><text:span text:style-name="T2">Tagrel</text:span><text:span text:style-name="T1"> (</text:span><text:span text:style-name="T23">Ta</text:span><text:span text:style-name="T1">deusz i </text:span><text:span text:style-name="T23">Gr</text:span><text:span text:style-name="T1">zegorz </text:span><text:span text:style-name="T23">L</text:span><text:span text:style-name="T1">ewandowscy). Te banalne z pozoru nazwy (gdy znamy ich źródłosłów) nie mówią jednak nic wprost o profilu firmy (ten musi być dookreślony w inny sposób), a więc pełnią funkcje czysto identyfikacyjną i estetyczną (w neutralnym tego słowa znaczeniu), ale właśnie pośrednio świadczą też o prywatności przedsięwzięcia (a więc są śladem przemian gospodarczych), a po zdekodowaniu mogą ewentualnie zachęcić </text:span><text:span text:style-name="T30">miłośników </text:span><text:span text:style-name="T1">rodzinnych interesów. Niektórym się to całkiem nieźle udało i wypłynęli na szerokie wody biznesu. Takie na przykład skromne przedsiębiorstwo </text:span><text:span text:style-name="T2">Bakoma </text:span><text:span text:style-name="T23">Ba</text:span><text:span text:style-name="T1">rbary </text:span><text:span text:style-name="T23">Ko</text:span><text:span text:style-name="T1">morowskiej, żony Zbigniewa, udziałowca i przy okazji senatora PSL-u oraz przyjaciela rodziny, Edwarda </text:span><text:span text:style-name="T23">Ma</text:span><text:span text:style-name="T1">zura, znanego skądinąd mieszkańca USA. Albo taki skromny szewc Adolf Dassler, po rozbracie z bratem Rudolfem od Pumy, założył </text:span><text:span text:style-name="T2">Adidasa</text:span><text:span text:style-name="T1">.</text:span></text:p>
      <text:p text:style-name="P13"><text:span text:style-name="T1">Jednak wielu przedsiębiorców przezornie dodaje do swoich personaliów jakąś informację o tym, czym się zajmuje, bo rynek butów sportowych jest już ciut zabetonowany, a miejsc w senacie jest tylko 100. Na przykład </text:span><text:span text:style-name="T2">Marbrukpol </text:span><text:span text:style-name="T1">to firma pana Mariusza z Łowicza, która zajmuje </text:span><text:span text:style-name="T24">się</text:span><text:span text:style-name="T1"> budową dróg, natomiast </text:span><text:span text:style-name="T2">Drewsmol</text:span><text:span text:style-name="T1"> to firma rodziny Smolorzów z Lędzin, która zajmuje się drzewami i drewnem. W niektórych branżach zresztą dodanie członu o charakterze deskrypcyjnym jest wręcz obligatoryjne. W naszym słowniku znalazłem na przykład taką samą nazwę jaką nosił nieistniejący już gabinet lekarski moich rodziców, Małgorzaty i Kazimierza </text:span><text:span text:style-name="T10">–</text:span><text:span text:style-name="T1"> </text:span><text:span text:style-name="T2">Makamed</text:span><text:span text:style-name="T1">. Gdyby nie to -</text:span><text:span text:style-name="T2">med</text:span><text:span text:style-name="T1">, to musieliby wymyśl</text:span><text:span text:style-name="T30">i</text:span><text:span text:style-name="T1">ć coś bardziej wyszukanego, jakiegoś </text:span><text:span text:style-name="T2">Eskulapa</text:span><text:span text:style-name="T1"> albo </text:span><text:span text:style-name="T2">Galena</text:span><text:span text:style-name="T1">, bo kto by skojarzył z medycyną firmę </text:span><text:span text:style-name="T2">Maka</text:span><text:span text:style-name="T1"> albo </text:span><text:span text:style-name="T2">Kazma</text:span><text:span text:style-name="T1">?</text:span></text:p>
      <text:p text:style-name="P13"><text:soft-page-break/><text:span text:style-name="T1">Omówione powyżej nazwy w formie akronimów tworzone są głównie po to, żeby mogły się łatwo wymówić i zapaść użytkownikowi w pamięć. Nie każdy może sobie bowiem pozwolić na przykład na założenie knajpy w takiej lokalizacji, by ją nazwać </text:span><text:span text:style-name="T2">Pierwszy lokal na Stolarskiej idąc od Małego Rynku </text:span><text:span text:style-name="T1">(choć w ramach </text:span><text:span text:style-name="T30">Z</text:span><text:span text:style-name="T1">ipfowskiej zasady najmniejszego wysiłku i tak wszyscy mówią na nią w Krakowie </text:span><text:span text:style-name="T2">Ksiądz</text:span><text:span text:style-name="T1">). Czasem jednak może lepiej nagiąć reguły fonotaktyki, jak pewien gastronom z Chełmka (ciekawe jak się nazywa), który nazwał swój zajazd </text:span><text:span text:style-name="T2">Józstach</text:span><text:span text:style-name="T1">, niż za wszelką cenę folgować eufonii, zapominając o kontekście kulturowym, w jakim nazwie przyjdzie funkcjonować. Bo na przykład nazwa </text:span><text:span text:style-name="T2">Łagropal</text:span><text:span text:style-name="T1"> w pierwszej kolejności może przywieść na myśl raczej zakład grzewczy obsługujący radzieckie obozy pracy niż stację paliw prowadzoną przez Łakomego i Gronczewskiego.</text:span></text:p>
      <text:p text:style-name="P13"><text:span text:style-name="T1">O zdradliwości brzmienia przekonał się też najbardziej znany polski inżynier budownictwa, Stefan Karwowski, który jako czterdziestolatek zasłynął budową dworca centralnego w Warszawie, ale dwadzieścia lat później, w nowej rzeczywistości w wyniku redukcji zatrudnienia musiał pójść na swoje. Założył wówczas prywatną firmę budowlaną </text:span><text:span text:style-name="T2">Stefbud</text:span><text:span text:style-name="T1"> i telefonicznie zamieścił ogłoszenie o tym w prasie. Jakież było jego zdziwienie, gdy rozdzwoniły się telefony od rozmaitych biznesmenów handlujących obuwiem.</text:span></text:p>
      <text:p text:style-name="P13"><text:span text:style-name="T1">Skoro już jesteśmy przy ogłoszeniach w prasie, to możemy płynnie przejść do firmonimów, które dowodzą, że nazywanie swojej firmy to dla przedsiębiorców nie tylko przykra konieczność wypełnienia rubryki w formularzu rejestracyjnym, ale także pole do rozmaitych wycieczek intertekstualnych czy gier językowych. Czasem mimowolnych, jak w przypadku </text:span><text:span text:style-name="T2">Grobo-Kopa</text:span><text:span text:style-name="T1">, ale jednak podchwytywanych przez odbiorców.</text:span></text:p>
      <text:p text:style-name="P13"><text:span text:style-name="T1">Kanały promocyjne przed upowszechnieniem się internetu dla większości małych i średnich przedsiębiorstw ograniczały się do blaszanego szyldu przy drodze, książki telefonicznej oraz działu ogłoszeń w gazecie. Na samym początku naszego zestawu firmonimów znajdziemy kilkadziesiąt nazw (np. </text:span><text:span text:style-name="T2">Aaaalmed</text:span><text:span text:style-name="T1">, </text:span><text:span text:style-name="T2">Aagencja</text:span><text:span text:style-name="T1">), których twórcy sprytnie odwołali się do poetyki prasowych anonsów, aaaaaaby być pierwszymi na ich liście. Mamy tu do czynienia ze wspaniałym przykładem intergatunkowości. Nazwy własne to bowiem swego rodzaju teksty tworzone według określonych reguł swojego gatunku (o genologii onimicznej pisze Małgorzata Rutkiewicz-Hanczewska, 2013). W tym przypadku do stworzenia tekstu firmonimu wykorzystano pozornie odległy gatunek ogłoszenia prasowego. Wspomniane nazwy to także niezła pamiątka po czasach przedinternetowych oraz dowód na to, co przytaczany wcześniej Monachesi nazwał przystawalnością do rzeczywistości rynkowej.</text:span></text:p>
      <text:p text:style-name="P13"><text:span text:style-name="T1">Żeby znaleźć inne nazwy z naszego słownika, w których można by się dopatrzeć podobnych zabaw językowych, trzeba by pewnie trochę w nim pogrzebać, a przede wszystkim poczytać nieco o firmach, do których się odnoszą, bo nierzadko dopiero poznanie kontekstu, w jakim nazwa występuje, pozwala na jej właściwą interpretację. Nie wiem dlaczego prezentowany onomastykon nie objął nazwy </text:span><text:span text:style-name="T3">Kupciuszek</text:span><text:span text:style-name="T1"> (widziałem takich co najmniej kilka), ale to dobry przykład na takie zabawy. Nazwę tę bowiem można odczytywać na kilku poziomach. Zwykle odnosi się ona do sklepów z odzieżą używaną. Z jednej strony mamy tu prostą konstrukcję werbo-nominalną zachęcającą do kupienia jakiejś sztuki tej </text:span><text:soft-page-break/><text:span text:style-name="T1">odzieży, z drugiej </text:span><text:span text:style-name="T30">–</text:span><text:span text:style-name="T1"> poprzez pośrednie odwołanie do fikcyjnej postaci z bajki o Kopciuszku </text:span><text:span text:style-name="T10">(</text:span><text:span text:style-name="T1">niezamożnej dziewczynie, która marzy o lepszym życiu, a dzięki magicznemu pantofelkowi marzenie to realizuje) wstępnie kreśli profil klienta </text:span><text:span text:style-name="T30">bądź klient</text:span><text:span text:style-name="T1">ki. W naszym zbiorze znajdziemy z kolei nazwę sklepu z odzieżą ciążową i pociążową </text:span><text:span text:style-name="T2">Mamadama</text:span><text:span text:style-name="T1">. Tu, poza wskazaniem modelowej klientki (i zwrócenia uwagi na jej potencjalną potrzebę eleganckiego ubioru), mamy jeszcze do czynienia ze zbitką prostych i rymujących się wyrazów, przywodzących na myśl mowę dziecka.</text:span></text:p>
      <text:p text:style-name="P13"><text:span text:style-name="T1">Innym przykładem takiej kilkupoziomowej gry językowej jest nazwa pizzerii </text:span><text:span text:style-name="T2">Alchemia</text:span><text:span text:style-name="T1"> w Alwerni, którą zawsze mijam w drodze ze Śląska do Krakowa i na odwrót. Mogłoby się wydawać, że jest to prosta zrzynka z legendarnej Alchemii na krakowskim Kazimierzu. </text:span><text:span text:style-name="T31">Moim zdaniem</text:span><text:span text:style-name="T1"> w nazwie rzeczonej pizzerii znajduje się nawiązanie do nazwy miasta, w którym się ulokowała </text:span><text:span text:style-name="T31">oraz do</text:span><text:span text:style-name="T1"> </text:span><text:span text:style-name="T31">ulokowanych </text:span><text:span text:style-name="T1">w sąsiedztwie zakładów chemicznych. Ja przynajmniej wierzę, że tak jest.</text:span></text:p>
      <text:p text:style-name="P12">Przedstawiony powyżej amatorski przegląd kilku kwestii dotyczących nazewnictwa firmowego w Polsce nie wyczerpuje nawet w niewielkim procencie tego szerokiego zagadnienia. Miał on na celu jedynie przybliżenie tematyki firmonimów i zwrócenie uwagi na fakt, że ktoś się nią w ogóle zajmuje i niekoniecznie są to marketingowcy, a onomastyka jest królową nauk. I serio, dajcie już spokój tym Januszom, Dżesikom, Brajanom, a także Skórpolom i Celinexom. Za jakiś czas za nimi zatęsknicie, kiedy w kawiarniach (barów już nie będzie) o nazwach tak pretensjonalnych i długich, że mi się tu nawet nie zmieszczą, będą was otaczać sami Antoni, Marie, Franciszkowie, Zofie i Maryle, bo ich starzy (zresztą wasi rówieśnicy, a może i wy sami) myśleli, że dwudziestolecie międzywojenne było fajne.</text:p>
      <text:p text:style-name="P3"/>
      <text:p text:style-name="P17"><text:span text:style-name="T1">Gałkowski A., 2011, </text:span><text:span text:style-name="T2">Chrematonimy w funkcji kulturowo-użytkowej. Onomastyczne studium porównawcze na materiale polskim, włoskim, francuskim</text:span><text:span text:style-name="T1">. Łódź.</text:span></text:p>
      <text:p text:style-name="P16"><text:span text:style-name="T1">Lewandowski A., </text:span><text:span text:style-name="T12">1992,</text:span><text:span text:style-name="T2"> Wpółczesne polskie nazwy firmowe</text:span><text:span text:style-name="T1">. Zielona Góra.</text:span></text:p>
      <text:p text:style-name="P16"><text:span text:style-name="T13">Palinciuc E., </text:span><text:span text:style-name="T14">2010,</text:span><text:span text:style-name="T13"> </text:span><text:span text:style-name="T5">W nazewniczym tyglu krakowskich restauracji, kawiarni, klubów</text:span><text:span text:style-name="T13">, [w:] Miasto w perspektywie onomastyki i historii, red. I. Sarnowska-Giefing, M. Graf. Poznań.</text:span></text:p>
      <text:p text:style-name="P16"><text:span text:style-name="T1">Rutkiewicz-Hanczewska M., </text:span><text:span text:style-name="T12">2013,</text:span><text:span text:style-name="T1"> </text:span><text:span text:style-name="T2">Genologia onimiczna</text:span><text:span text:style-name="T1">: </text:span><text:span text:style-name="T2">Nazwa własna w płaszczyźnie motywacyjno-komunikacyjnej</text:span><text:span text:style-name="T1">. Poznań.</text:span></text:p>
      <text:p text:style-name="P16"><text:span text:style-name="T1">Skowronek K., </text:span><text:span text:style-name="T12">2001, </text:span><text:span text:style-name="T2">Współczesne nazwisko polskie. Studium statystyczno-kognitywne</text:span><text:span text:style-name="T1">. Kraków.</text:span></text:p>
      <text:p text:style-name="P16"><text:span text:style-name="T13">Ułańska M., </text:span><text:span text:style-name="T14">2015, </text:span><text:span text:style-name="T5">Funkcje nazw firm</text:span><text:span text:style-name="T13"> (</text:span><text:span text:style-name="T5">na przykładzie łódzkich chrematonimów</text:span><text:span text:style-name="T13">), [w:] Funkcje nazw własnych w kulturze i komunikacji, red. I. Sarnowska-Giefing i in. Poznań.</text:span></text:p>
      <text:p text:style-name="P14"/>
      <text:p text:style-name="P14"><text:soft-page-break/></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pl" fo:country="PL" style:letter-kerning="true" style:font-name-asian="Arial2" style:font-size-asian="11pt" style:language-asian="pl" style:country-asian="PL"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pl" fo:country="PL" style:letter-kerning="true" style:font-name-asian="Arial2" style:font-size-asian="11pt" style:language-asian="pl" style:country-asian="PL"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normal" style:family="paragraph" style:default-outline-level="">
      <style:paragraph-properties fo:margin-top="0cm" fo:margin-bottom="0.4cm" loext:contextual-spacing="false" fo:line-height="115%" fo:text-align="start" style:justify-single-word="false" fo:orphans="2" fo:widows="2" style:writing-mode="lr-tb"/>
      <style:text-properties style:font-name="Liberation Serif1" fo:font-family="'Liberation Serif'" style:font-style-name="Regularna" style:font-family-generic="roman" style:font-pitch="variable" fo:font-size="12pt"/>
    </style:style>
    <style:style style:name="Title" style:family="paragraph" style:parent-style-name="normal" style:next-style-name="normal"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paragraph-properties fo:line-height="100%"/>
      <style:text-properties fo:font-size="10pt" style:font-size-asian="10pt" style:font-size-complex="10pt"/>
    </style:style>
    <style:style style:name="endnote_20_text" style:display-name="endnote text" style:family="paragraph" style:parent-style-name="Standard" style:default-outline-level="">
      <style:paragraph-properties fo:line-height="100%"/>
      <style:text-properties fo:font-size="10pt" style:font-size-asian="10pt" style:font-size-complex="10pt"/>
    </style:style>
    <style:style style:name="Footnote" style:family="paragraph" style:parent-style-name="Standard" style:class="extra"/>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Tekst_20_przypisu_20_dolnego_20_Znak" style:display-name="Tekst przypisu dolnego Znak"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ekst_20_przypisu_20_końcowego_20_Znak" style:display-name="Tekst przypisu końcowego Znak"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487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meta:editing-cycles>
    <meta:creation-date>2017-08-02T15:58:00</meta:creation-date>
    <dc:date>2017-08-24T16:14:58.949813392</dc:date>
    <meta:editing-duration>P2DT19H20M44S</meta:editing-duration>
    <meta:generator>LibreOffice/5.3.1.2$Linux_X86_64 LibreOffice_project/30m0$Build-2</meta:generator>
    <meta:document-statistic meta:table-count="0" meta:image-count="0" meta:object-count="0" meta:page-count="9" meta:paragraph-count="33" meta:word-count="3581" meta:character-count="26108" meta:non-whitespace-character-count="2251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